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39f3" officeooo:paragraph-rsid="001639f3"/>
    </style:style>
    <style:style style:name="P2" style:family="paragraph" style:parent-style-name="Standard">
      <style:text-properties officeooo:rsid="0017aa3e" officeooo:paragraph-rsid="0017aa3e"/>
    </style:style>
    <style:style style:name="P3" style:family="paragraph" style:parent-style-name="Standard">
      <style:text-properties officeooo:rsid="0017aa3e" officeooo:paragraph-rsid="00187e6d"/>
    </style:style>
    <style:style style:name="P4" style:family="paragraph" style:parent-style-name="Standard">
      <style:text-properties officeooo:rsid="00187e6d" officeooo:paragraph-rsid="00187e6d"/>
    </style:style>
    <style:style style:name="P5" style:family="paragraph" style:parent-style-name="Standard">
      <style:text-properties officeooo:paragraph-rsid="00187e6d"/>
    </style:style>
    <style:style style:name="P6" style:family="paragraph" style:parent-style-name="Standard">
      <style:text-properties officeooo:rsid="0018e94f" officeooo:paragraph-rsid="0018e94f"/>
    </style:style>
    <style:style style:name="P7" style:family="paragraph" style:parent-style-name="Standard">
      <style:text-properties officeooo:rsid="001aa023" officeooo:paragraph-rsid="001aa023"/>
    </style:style>
    <style:style style:name="P8" style:family="paragraph" style:parent-style-name="Standard">
      <style:text-properties officeooo:rsid="0017aa3e" officeooo:paragraph-rsid="0017aa3e"/>
    </style:style>
    <style:style style:name="P9" style:family="paragraph" style:parent-style-name="Standard">
      <style:text-properties officeooo:rsid="00187e6d" officeooo:paragraph-rsid="001c2527"/>
    </style:style>
    <style:style style:name="T1" style:family="text">
      <style:text-properties officeooo:rsid="00187e6d"/>
    </style:style>
    <style:style style:name="T2" style:family="text">
      <style:text-properties officeooo:rsid="0018e94f"/>
    </style:style>
    <style:style style:name="T3" style:family="text">
      <style:text-properties officeooo:rsid="001bc696"/>
    </style:style>
    <style:style style:name="T4" style:family="text">
      <style:text-properties officeooo:rsid="001c25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nstleistungen</text:p>
      <text:p text:style-name="P1"/>
      <text:p text:style-name="P1">Anfertigung</text:p>
      <text:p text:style-name="P1"/>
      <text:p text:style-name="P2">Ich fertige nach ihren Wünschen „ALLES AUS HOLZ“ an.</text:p>
      <text:p text:style-name="P7">Als Einzelunternehme<text:span text:style-name="T4">r</text:span> kann ich unkompliziert auf ihre Wünsche reagieren und Möglichkeiten finden.</text:p>
      <text:p text:style-name="P2"/>
      <text:p text:style-name="P7">Dabei ist mir die <text:span text:style-name="T4">ö</text:span>kologische Bauweise sehr wichtig. Deshalb werden <text:span text:style-name="T3">zum Beispiel</text:span> die Betten ohne Metall gefertigt, Feng Shui Ma<text:span text:style-name="T3">ß</text:span> beachtet und Materialien wiederverwertet. Zusätzlich arbeite ich noch mit Lehm und Naturfarben.</text:p>
      <text:p text:style-name="P2"/>
      <text:p text:style-name="P2">Damit sie eine Vorstellung bekommen einige <text:span text:style-name="T4">Projekte</text:span>:</text:p>
      <text:p text:style-name="P2">Außenhaus: Dachstuhl,</text:p>
      <text:p text:style-name="P2"><text:tab/>Terrassenüberdachung,</text:p>
      <text:p text:style-name="P2"><text:tab/><text:span text:style-name="T4">Fachwerk,</text:span></text:p>
      <text:p text:style-name="P2"><text:tab/>Ständerbauweise,</text:p>
      <text:p text:style-name="P2"><text:tab/>Fußboden,</text:p>
      <text:p text:style-name="P2"><text:tab/>Treppe,</text:p>
      <text:p text:style-name="P2"><text:tab/>Brücke,</text:p>
      <text:p text:style-name="P2"><text:tab/>Zaun, uvm.</text:p>
      <text:p text:style-name="P2">Deko: Tisch,</text:p>
      <text:p text:style-name="P2">Bett <text:span text:style-name="T2">(ohne Metall)</text:span></text:p>
      <text:p text:style-name="P2">Schrank,</text:p>
      <text:p text:style-name="P2">Weihnachtsengel,</text:p>
      <text:p text:style-name="P2">Blumenkübel</text:p>
      <text:p text:style-name="P2">Kerzenständer, uvm.</text:p>
      <text:p text:style-name="P2"/>
      <text:p text:style-name="P7">Holzbootreparatur</text:p>
      <text:p text:style-name="P2"/>
      <text:p text:style-name="P2"/>
      <text:p text:style-name="P2">Alles kann neu gebaut oder saniert werden.</text:p>
      <text:p text:style-name="P2"/>
      <text:p text:style-name="P4">Über UNS</text:p>
      <text:p text:style-name="P4"/>
      <text:p text:style-name="P3">Seit 1995 besteht meine Firma. </text:p>
      <text:p text:style-name="P3"/>
      <text:p text:style-name="P3">Da ich als Zimmerermeister und Tischler ausgebildet bin, kann ich von beiden Gewer<text:span text:style-name="T3">b</text:span>en profitieren und mit Ihnen gemeinsam die beste Lösung finden.</text:p>
      <text:p text:style-name="P3"/>
      <text:p text:style-name="P4">Seit 2019 unterstützt mich meine Frau in allen anfallenden Büro und Werbearbeiten.</text:p>
      <text:p text:style-name="P9">Zusätzlich bekomme ich noch Unterstützung durch die zweite Generation in den unterschiedlichen Bereich<text:span text:style-name="T4">en</text:span> eines Firmenlebens. <text:span text:style-name="T4">Dabei ermöglicht diese </text:span>den Meisterbetrieb die alte Handwerkskunst mit Hammer und Stechbeitel mit der heutigen IT zu verbinden und somit neue Wege zu gehen.</text:p>
      <text:p text:style-name="P4">Ein Sohn hat auch seine Tischlerlehre seit über 10 Jahren abgeschlossen und somit fachsimpeln wir regelmäßig über die heutige Arbeitsweise <text:span text:style-name="T4">in der Holztechnik</text:span>. Dabei ist es spannend wie jede Generation von der Anderen lernen kann.</text:p>
      <text:p text:style-name="P4"/>
      <text:p text:style-name="P5"><text:span text:style-name="T1">Eine Herzenangelegenheit ist der ökologische Holzbau. Deshalb verwenden wir auch heute noch alte Arbeitsweisen und -werkzeuge. Wenn es die Möglichkeit gibt, v</text:span>erwert<text:span text:style-name="T2">en wir alte Materialien neu und lassen sie in das neue Projekt mit einfließen.</text:span></text:p>
      <text:p text:style-name="P5"/>
      <text:p text:style-name="P6"><text:soft-page-break/>Unser neustes Projekt ist der Lehmbau. Ich habe vor vielen Jahren das Holzgerüst für ein Lehmhaus gebaut. So bin ich zu dem <text:span text:style-name="T4">w</text:span>underbaren Produkt Lehm gekommen. Seit vielen Jahren leben wir Stück für Stück in unserem eigen<text:span text:style-name="T3">em</text:span> Haus aus dem Jahre 1850 mit Lehm und genießen jeden Tag die Lebensqualität.</text:p>
      <text:p text:style-name="P6"/>
      <text:p text:style-name="P6">Deshalb bauen wir auch die Betten ohne Metall für einen fantastischen Schlaf. Die Bettma<text:span text:style-name="T3">ß</text:span>e werden nach Wunsch <text:span text:style-name="T3">mit</text:span> Feng Shui Ma<text:span text:style-name="T3">ßen angefertigt.</text:span></text:p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7T01:12:30.601000000</meta:creation-date>
    <dc:date>2019-10-20T12:09:24.088000000</dc:date>
    <meta:editing-duration>PT14M1S</meta:editing-duration>
    <meta:editing-cycles>3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1" meta:word-count="312" meta:character-count="2160" meta:non-whitespace-character-count="1871"/>
  </office:meta>
</office:document-meta>
</file>